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OpenSymbol1" svg:font-family="OpenSymbol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9.001cm" table:align="margins"/>
    </style:style>
    <style:style style:name="Table2.A" style:family="table-column">
      <style:table-column-properties style:column-width="5.329cm" style:rel-column-width="38802*"/>
    </style:style>
    <style:style style:name="Table2.B" style:family="table-column">
      <style:table-column-properties style:column-width="3.672cm" style:rel-column-width="26733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paragraph-rsid="016e1dad"/>
    </style:style>
    <style:style style:name="P2" style:family="paragraph" style:parent-style-name="_5f_Header_20_page_20_paire_20__28_G_29_">
      <style:paragraph-properties fo:text-align="start" style:justify-single-word="false"/>
    </style:style>
    <style:style style:name="P3" style:family="paragraph" style:parent-style-name="_5f_Header_20_page_20_paire_20__28_G_29_">
      <style:paragraph-properties fo:text-align="start" style:justify-single-word="false"/>
      <style:text-properties officeooo:paragraph-rsid="0178baa2"/>
    </style:style>
    <style:style style:name="P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120b97" officeooo:paragraph-rsid="0123c506"/>
    </style:style>
    <style:style style:name="P6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6d7091"/>
    </style:style>
    <style:style style:name="P7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6d8c2c"/>
    </style:style>
    <style:style style:name="P8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6db211"/>
    </style:style>
    <style:style style:name="P9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6e1dad"/>
    </style:style>
    <style:style style:name="P10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7175b7"/>
    </style:style>
    <style:style style:name="P11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7a87ae"/>
    </style:style>
    <style:style style:name="P12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fo:font-style="normal" officeooo:rsid="0116a723" officeooo:paragraph-rsid="016cbb17" style:font-style-asian="normal" style:font-style-complex="normal"/>
    </style:style>
    <style:style style:name="P13" style:family="paragraph" style:parent-style-name="_5f_Paragraphe_20_livret_20_">
      <style:text-properties fo:color="#cccccc" loext:opacity="100%" officeooo:rsid="0116a723"/>
    </style:style>
    <style:style style:name="P14" style:family="paragraph" style:parent-style-name="_5f_Paragraphe_20_livret_20_">
      <style:text-properties officeooo:paragraph-rsid="016e1dad"/>
    </style:style>
    <style:style style:name="P15" style:family="paragraph" style:parent-style-name="_5f_Paragraphe_20_livret_20_">
      <style:paragraph-properties fo:text-align="start" style:justify-single-word="false"/>
      <style:text-properties officeooo:paragraph-rsid="0123c506"/>
    </style:style>
    <style:style style:name="P16" style:family="paragraph" style:parent-style-name="Table_20_Contents">
      <style:text-properties style:font-name="Bitstream Vera Sans1" fo:font-size="10pt" officeooo:paragraph-rsid="0123c506"/>
    </style:style>
    <style:style style:name="P17" style:family="paragraph" style:parent-style-name="FILET_5f_POINTILLES">
      <style:text-properties officeooo:paragraph-rsid="016e1dad"/>
    </style:style>
    <style:style style:name="P18" style:family="paragraph" style:parent-style-name="_5f_Paragraphe_20_livret_20_réponse_20_pointillé">
      <style:text-properties officeooo:paragraph-rsid="016db211"/>
    </style:style>
    <style:style style:name="P19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6d7091"/>
    </style:style>
    <style:style style:name="P20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16db211"/>
    </style:style>
    <style:style style:name="P21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1800890"/>
    </style:style>
    <style:style style:name="P22" style:family="paragraph" style:parent-style-name="Standard" style:list-style-name="Num_5f_Exo">
      <style:paragraph-properties fo:margin-top="0.101cm" fo:margin-bottom="0cm" style:contextual-spacing="false"/>
      <style:text-properties officeooo:paragraph-rsid="0123c506"/>
    </style:style>
    <style:style style:name="P23" style:family="paragraph" style:parent-style-name="Standard" style:list-style-name="liste_5f_abc">
      <style:paragraph-properties fo:margin-top="0cm" fo:margin-bottom="0.199cm" style:contextual-spacing="false"/>
      <style:text-properties officeooo:rsid="00120b97" officeooo:paragraph-rsid="0123c506"/>
    </style:style>
    <style:style style:name="P24" style:family="paragraph" style:parent-style-name="_5f_Footer_20_page_20_paire_20__28_G_29_"/>
    <style:style style:name="P25" style:family="paragraph" style:parent-style-name="_5f_Footer_20_page_20_paire_20__28_G_29_">
      <style:text-properties officeooo:paragraph-rsid="02cdb06c"/>
    </style:style>
    <style:style style:name="P2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1f05ba6" officeooo:paragraph-rsid="0178baa2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8" style:family="paragraph" style:parent-style-name="_5f_Paragraphe_20_énoncé_20_après_20_numéro_20_question">
      <style:text-properties officeooo:rsid="016e1dad"/>
    </style:style>
    <style:style style:name="P29" style:family="paragraph" style:parent-style-name="_5f_Paragraphe_20_énoncé_20_après_20_numéro_20_question" style:list-style-name="_5f_Numérotation_20_des_20_exercices_20_livrets">
      <style:text-properties officeooo:paragraph-rsid="016e1dad"/>
    </style:style>
    <style:style style:name="P30" style:family="paragraph" style:parent-style-name="_5f_Paragraphe_20_énoncé_20_après_20_numéro_20_question" style:list-style-name="_5f_Numérotation_20_des_20_exercices_20_livrets">
      <style:text-properties officeooo:paragraph-rsid="016d7091"/>
    </style:style>
    <style:style style:name="P31" style:family="paragraph" style:parent-style-name="_5f_Paragraphe_20_énoncé_20_après_20_numéro_20_question" style:list-style-name="_5f_Numérotation_20_des_20_exercices_20_livrets">
      <style:text-properties officeooo:paragraph-rsid="017658e1"/>
    </style:style>
    <style:style style:name="P32" style:family="paragraph" style:parent-style-name="_5f_Paragraphe_20_énoncé_20_après_20_numéro_20_question">
      <style:text-properties officeooo:rsid="017175b7" officeooo:paragraph-rsid="017175b7"/>
    </style:style>
    <style:style style:name="P33" style:family="paragraph" style:parent-style-name="_5f_Titre_20_d_27_exercices_20_livret_20_sans_20_titre_20_avec_20_num_20_exo" style:list-style-name="_5f_Numérotation_20_des_20_exercices_20_livrets">
      <style:text-properties officeooo:paragraph-rsid="016e1dad"/>
    </style:style>
    <style:style style:name="P34" style:family="paragraph" style:parent-style-name="_5f_Titre_20_d_27_exercices_20_livret_20_sans_20_titre_20_avec_20_num_20_exo">
      <style:text-properties officeooo:rsid="01274114"/>
    </style:style>
    <style:style style:name="P35" style:family="paragraph" style:parent-style-name="_5f_Titre_20_d_27_exercices_20_livret_20_sans_20_titre_20_avec_20_num_20_exo">
      <style:text-properties officeooo:rsid="01274114" officeooo:paragraph-rsid="016e1dad"/>
    </style:style>
    <style:style style:name="P36" style:family="paragraph" style:parent-style-name="_5f_Titre_20_d_27_exercices_20_livret_20_sans_20_titre_20_avec_20_num_20_exo" style:list-style-name="_5f_Numérotation_20_des_20_exercices_20_livrets">
      <style:text-properties style:use-window-font-color="true" loext:opacity="0%" officeooo:rsid="0116a723" officeooo:paragraph-rsid="01800890"/>
    </style:style>
    <style:style style:name="P37" style:family="paragraph" style:parent-style-name="_5f_Titre_20_d_27_exercices_20_livret_20_sans_20_titre_20_avec_20_num_20_exo" style:list-style-name="_5f_Numérotation_20_des_20_exercices_20_livrets" style:master-page-name="_5f_Fiche_20_éditeur_20_page_20_paire_20__28_G_29_">
      <style:paragraph-properties style:page-number="auto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-color="#2a6099"/>
      <style:paragraph-properties fo:text-align="center"/>
    </style:style>
    <style:style style:name="P41" style:family="paragraph">
      <loext:graphic-properties draw:fill="solid" draw:fill-color="#7fb241"/>
    </style:style>
    <style:style style:name="P42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indent="0cm" style:writing-mode="lr-tb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b3b3b3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Lucida Sans Unicode1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ead680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ead680" draw:opacity="100%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e6b3" draw:opacity="100%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78baa2"/>
    </style:style>
    <style:style style:name="T2" style:family="text">
      <style:text-properties officeooo:rsid="0120c91e"/>
    </style:style>
    <style:style style:name="T3" style:family="text">
      <style:text-properties style:text-position="0% 100%" style:font-name-asian="OpenSymbol" style:font-style-asian="normal" style:font-name-complex="OpenSymbol" style:font-style-complex="normal"/>
    </style:style>
    <style:style style:name="T4" style:family="text">
      <style:text-properties fo:color="#cccccc" loext:opacity="100%"/>
    </style:style>
    <style:style style:name="T5" style:family="text">
      <style:text-properties fo:color="#cccccc" loext:opacity="100%" officeooo:rsid="0116a723"/>
    </style:style>
    <style:style style:name="T6" style:family="text">
      <style:text-properties fo:color="#cccccc" loext:opacity="100%" style:text-position="0% 100%" officeooo:rsid="0116a723" style:font-name-asian="OpenSymbol" style:font-style-asian="normal" style:font-name-complex="OpenSymbol" style:font-style-complex="normal"/>
    </style:style>
    <style:style style:name="T7" style:family="text">
      <style:text-properties style:font-name="Times New Roman" fo:font-size="13pt" fo:font-style="italic" officeooo:rsid="01227425" style:font-size-asian="13pt" style:font-style-asian="italic" style:font-size-complex="13pt" style:font-style-complex="italic"/>
    </style:style>
    <style:style style:name="T8" style:family="text">
      <style:text-properties style:font-name="Times New Roman" fo:font-size="13pt" fo:font-style="italic" officeooo:rsid="01227425" style:font-size-asian="12.3999996185303pt" style:font-style-asian="italic" style:font-size-complex="14.1499996185303pt" style:font-style-complex="italic"/>
    </style:style>
    <style:style style:name="T9" style:family="text">
      <style:text-properties officeooo:rsid="01227425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1227425" style:font-style-asian="normal" style:font-style-complex="normal"/>
    </style:style>
    <style:style style:name="T12" style:family="text">
      <style:text-properties style:font-name="OpenSymbol"/>
    </style:style>
    <style:style style:name="T13" style:family="text">
      <style:text-properties style:font-name="OpenSymbol" fo:font-size="10pt"/>
    </style:style>
    <style:style style:name="T14" style:family="text">
      <style:text-properties officeooo:rsid="0123c506"/>
    </style:style>
    <style:style style:name="T15" style:family="text">
      <style:text-properties officeooo:rsid="0019651a" style:font-name-asian="OpenSymbol1" style:font-name-complex="OpenSymbol1"/>
    </style:style>
    <style:style style:name="T16" style:family="text">
      <style:text-properties officeooo:rsid="012e2781"/>
    </style:style>
    <style:style style:name="T17" style:family="text">
      <style:text-properties officeooo:rsid="012f769c"/>
    </style:style>
    <style:style style:name="T18" style:family="text">
      <style:text-properties officeooo:rsid="016cbb17"/>
    </style:style>
    <style:style style:name="T19" style:family="text">
      <style:text-properties style:font-name="Bitstream Vera Sans1" fo:font-size="10pt"/>
    </style:style>
    <style:style style:name="T20" style:family="text">
      <style:text-properties style:font-name="Bitstream Vera Sans1" fo:font-size="10pt" officeooo:rsid="016e1dad"/>
    </style:style>
    <style:style style:name="T21" style:family="text">
      <style:text-properties officeooo:rsid="017658e1"/>
    </style:style>
    <style:style style:name="T2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Lucida Sans Unicode1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46*" fo:start-indent="0cm" fo:end-indent="0.273cm"/>
          <style:column style:rel-width="2557*" fo:start-indent="0.273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804cm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9cm" svg:stroke-color="#c5000b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616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2cm" fo:min-width="1.49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stroke-dash="Dashed_20__28_var_29__20_616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cm" fo:min-width="1.2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616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6cm" fo:min-width="0.92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19cm" svg:stroke-color="#008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19cm" svg:stroke-color="#0047ff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615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4cm" fo:min-width="1.2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draw:stroke-dash="Dashed_20__28_var_29__20_6157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2cm" fo:min-width="1.2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ed_20__28_var_29__20_6158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6cm" fo:min-width="0.92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6159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4cm" fo:min-width="1.3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draw:stroke-dash="Dashed_20__28_var_29__20_6160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6cm" fo:min-width="0.92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draw:stroke-dash="Dashed_20__28_var_29__20_6159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54cm" fo:min-width="1.2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739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739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739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739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739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739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739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739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739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dash" draw:stroke-dash="Dashed_20__28_var_29__20_7399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dash" draw:stroke-dash="Dashed_20__28_var_29__20_740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dash" draw:stroke-dash="Dashed_20__28_var_29__20_740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dash" draw:stroke-dash="Dashed_20__28_var_29__20_740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dash" draw:stroke-dash="Dashed_20__28_var_29__20_740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dash" draw:stroke-dash="Dashed_20__28_var_29__20_740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dash" draw:stroke-dash="Dashed_20__28_var_29__20_740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dash" draw:stroke-dash="Dashed_20__28_var_29__20_740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dash" draw:stroke-dash="Dashed_20__28_var_29__20_740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dash" draw:stroke-dash="Dashed_20__28_var_29__20_740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none" draw:fill-color="#b3b3b3" draw:textarea-horizontal-align="left" draw:auto-grow-height="true" draw:auto-grow-width="true" fo:min-height="0.594cm" fo:min-width="1.6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solid" svg:stroke-width="0.03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ed_20__28_var_29__20_7542" svg:stroke-width="0.019cm" svg:stroke-color="#000000" draw:marker-start-width="0.482cm" draw:marker-start-center="false" draw:marker-end-width="0.482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7543" svg:stroke-width="0.019cm" svg:stroke-color="#000000" draw:marker-start-width="0.483cm" draw:marker-start-center="false" draw:marker-end-width="0.48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09cm" fo:min-width="0.65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solid" svg:stroke-width="0.019cm" svg:stroke-color="#b3b3b3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3cm" svg:stroke-color="#000000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solid" svg:stroke-width="0.06cm" svg:stroke-color="#7fb241" draw:marker-start-width="0.356cm" draw:marker-start-center="false" draw:marker-end-width="0.356cm" draw:marker-end-center="false" draw:fill="solid" draw:fill-color="#a9ce7b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58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1.07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solid" svg:stroke-width="0.041cm" svg:stroke-color="#d3802c" draw:marker-start-width="0.395cm" draw:marker-start-center="false" draw:marker-end-width="0.395cm" draw:marker-end-center="false" draw:fill="none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3" style:family="graphic">
      <style:graphic-properties draw:stroke="none" draw:stroke-dash="Dashed_20__28_var_29__20_7535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3.251cm" fo:min-width="3.016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" style:family="graphic">
      <style:graphic-properties draw:stroke="none" draw:stroke-dash="Dashed_20__28_var_29__20_7536" svg:stroke-width="0.019cm" svg:stroke-color="#b3b3b3" draw:marker-start-width="0.372cm" draw:marker-start-center="false" draw:marker-end-width="0.372cm" draw:marker-end-center="false" draw:fill="solid" draw:fill-color="#ead680" style:repeat="repeat" draw:textarea-horizontal-align="justify" draw:textarea-vertical-align="middle" draw:auto-grow-height="false" fo:min-height="2.08cm" fo:min-width="1.863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" style:family="graphic">
      <style:graphic-properties draw:stroke="none" draw:stroke-dash="Dashed_20__28_var_29__20_7537" svg:stroke-width="0.019cm" svg:stroke-color="#b3b3b3" draw:marker-start-width="0.372cm" draw:marker-start-center="false" draw:marker-end-width="0.372cm" draw:marker-end-center="false" draw:fill="solid" draw:fill-color="#ead680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7538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" style:family="graphic">
      <style:graphic-properties draw:stroke="none" draw:stroke-dash="Dashed_20__28_var_29__20_7539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" style:family="graphic">
      <style:graphic-properties draw:stroke="none" draw:stroke-dash="Dashed_20__28_var_29__20_7540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" style:family="graphic">
      <style:graphic-properties draw:stroke="none" draw:stroke-dash="Dashed_20__28_var_29__20_7541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0.863cm" fo:min-width="0.64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32cm" fo:min-width="0.7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dash" draw:stroke-dash="Fine_20_Dashed" svg:stroke-width="0.041cm" svg:stroke-color="#3399ff" draw:marker-start-width="0.377cm" draw:marker-start-center="false" draw:marker-end-width="0.377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72" style:family="graphic">
      <style:graphic-properties draw:stroke="dash" draw:stroke-dash="Fine_20_Dashed" svg:stroke-width="0.041cm" svg:stroke-color="#3399ff" draw:marker-start-width="0.393cm" draw:marker-start-center="false" draw:marker-end-width="0.393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73" style:family="graphic">
      <style:graphic-properties draw:stroke="dash" draw:stroke-dash="Fine_20_Dashed" svg:stroke-width="0.041cm" svg:stroke-color="#9d0f89" draw:marker-start-width="0.161cm" draw:marker-start-center="false" draw:marker-end-width="0.161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4" style:family="graphic">
      <style:graphic-properties draw:stroke="none" draw:stroke-dash="Dashed_20__28_var_29__20_7515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draw:stroke-dash="Dashed_20__28_var_29__20_7516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draw:stroke-dash="Dashed_20__28_var_29__20_7517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draw:stroke-dash="Dashed_20__28_var_29__20_7518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draw:stroke-dash="Dashed_20__28_var_29__20_7519" svg:stroke-width="0.019cm" svg:stroke-color="#000000" draw:marker-start-width="0.302cm" draw:marker-start-center="false" draw:marker-end-width="0.302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solid" draw:stroke-dash="Dashed_20__28_var_29__20_7520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7521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7522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7523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7524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7525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7526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7527" svg:stroke-width="0.041cm" svg:stroke-color="#9d0f89" draw:marker-start-width="0.411cm" draw:marker-start-center="false" draw:marker-end-width="0.411cm" draw:marker-end-center="false" draw:fill="solid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21" draw:name="Shape2_5" draw:style-name="gr1" draw:text-style-name="P39" svg:width="3.857cm" svg:height="0.805cm" draw:transform="rotate (0.0872664625997165) translate (0.467430555555556cm 1.34055555555556cm)">
        <draw:text-box>
          <text:p text:style-name="P38"><text:span text:style-name="T22">S</text:span><text:span text:style-name="T22">ér</text:span><text:span text:style-name="T22">ie </text:span><text:span text:style-name="T22">5</text:span></text:p>
        </draw:text-box>
      </draw:frame>
      <draw:line text:anchor-type="page" text:anchor-page-number="3" draw:z-index="20" draw:name="Shape3_7" draw:style-name="gr2" draw:text-style-name="P40" svg:x1="11.89cm" svg:y1="1.132cm" svg:x2="21.994cm" svg:y2="1.144cm">
        <text:p/>
      </draw:line>
      <draw:line text:anchor-type="page" text:anchor-page-number="2" draw:z-index="19" draw:name="Shape3_5" draw:style-name="gr2" draw:text-style-name="P40" svg:x1="11.993cm" svg:y1="1.221cm" svg:x2="21.994cm" svg:y2="1.145cm">
        <text:p/>
      </draw:line>
      <draw:line text:anchor-type="page" text:anchor-page-number="2" draw:z-index="18" draw:name="Shape3_0" draw:style-name="gr2" draw:text-style-name="P40" svg:x1="18.071cm" svg:y1="1.161cm" svg:x2="21.994cm" svg:y2="1.145cm">
        <text:p/>
      </draw:line>
      <draw:frame text:anchor-type="page" text:anchor-page-number="2" draw:z-index="16" draw:name="Shape2_4" draw:style-name="gr4" draw:text-style-name="P39" svg:width="3.857cm" svg:height="0.757cm" draw:transform="rotate (0.0872664625997165) translate (0.770819444444444cm 1.38818055555556cm)">
        <draw:text-box>
          <text:p text:style-name="P38"><text:span text:style-name="T22">Sér</text:span><text:span text:style-name="T22">ie 5</text:span></text:p>
        </draw:text-box>
      </draw:frame>
      <draw:line text:anchor-type="page" text:anchor-page-number="2" draw:z-index="15" draw:name="Shape3_1" draw:style-name="gr5" draw:text-style-name="P40" svg:x1="18.073cm" svg:y1="1.161cm" svg:x2="21.996cm" svg:y2="1.145cm">
        <text:p/>
      </draw:line>
      <draw:line text:anchor-type="page" text:anchor-page-number="2" draw:z-index="14" draw:name="Shape3_4" draw:style-name="gr5" draw:text-style-name="P40" svg:x1="18.073cm" svg:y1="1.161cm" svg:x2="21.996cm" svg:y2="1.145cm">
        <text:p/>
      </draw:line>
      <draw:path text:anchor-type="page" text:anchor-page-number="2" draw:z-index="0" draw:name="Shape1_0" draw:style-name="gr87" draw:text-style-name="P41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1793579877" text:style-name="_5f_Numérotation_20_des_20_exercices_20_livrets">
          <text:list-item>
            <text:h text:style-name="P37" text:outline-level="1"><text:soft-page-break/><text:span text:style-name="T14">S</text:span>achant que AB <text:span text:style-name="T12">=</text:span> 9 cm ; BC <text:span text:style-name="T12">=</text:span> 21 cm ; CD <text:span text:style-name="T12">=</text:span> 11 cm ; DE <text:span text:style-name="T12">=</text:span> 9 cm ; EF <text:span text:style-name="T12">=</text:span> 11 cm ; <text:s/>GH <text:span text:style-name="T12">=</text:span> 7 cm <text:span text:style-name="_5f_BVS"><text:span text:style-name="T15">.</text:span></text:span></text:h>
          </text:list-item>
        </text:list>
        <text:p text:style-name="_5f_Paragraphe_20_livret_20_"><draw:g text:anchor-type="paragraph" draw:z-index="3" draw:name="Shape32" draw:style-name="gr6"><draw:frame draw:style-name="gr56" draw:text-style-name="P55" svg:width="0.78cm" svg:height="0.712cm" svg:x="1.06cm" svg:y="0.685cm"><draw:text-box><text:p text:style-name="P49"><text:span text:style-name="T26">A</text:span></text:p></draw:text-box></draw:frame><draw:polygon draw:style-name="gr57" draw:text-style-name="P56" svg:width="5.344cm" svg:height="3.643cm" svg:x="1.611cm" svg:y="1.219cm" svg:viewBox="0 0 5345 3644" draw:points="1605,0 5345,2007 3388,3644 0,2364"><text:p/></draw:polygon><draw:frame draw:style-name="gr58" draw:text-style-name="P55" svg:width="0.773cm" svg:height="0.678cm" svg:x="2.861cm" svg:y="0.674cm"><draw:text-box><text:p text:style-name="P49"><text:span text:style-name="T26">B</text:span></text:p></draw:text-box></draw:frame><draw:frame draw:style-name="gr59" draw:text-style-name="P55" svg:width="0.454cm" svg:height="0.664cm" svg:x="6.828cm" svg:y="0.741cm"><draw:text-box><text:p text:style-name="P49"><text:span text:style-name="T26">C</text:span></text:p></draw:text-box></draw:frame><draw:frame draw:style-name="gr60" draw:text-style-name="P55" svg:width="0.77cm" svg:height="0.717cm" svg:x="6.805cm" svg:y="2.858cm"><draw:text-box><text:p text:style-name="P49"><text:span text:style-name="T26">D</text:span></text:p></draw:text-box></draw:frame><draw:frame draw:style-name="gr59" draw:text-style-name="P55" svg:width="0.646cm" svg:height="0.664cm" svg:x="6.761cm" svg:y="4.745cm"><draw:text-box><text:p text:style-name="P49"><text:span text:style-name="T26">E</text:span></text:p></draw:text-box></draw:frame><draw:frame draw:style-name="gr61" draw:text-style-name="P55" svg:width="0.528cm" svg:height="1.322cm" svg:x="4.841cm" svg:y="4.738cm"><draw:text-box><text:p text:style-name="P49"><text:span text:style-name="T26">F</text:span></text:p></draw:text-box></draw:frame><draw:frame draw:style-name="gr59" draw:text-style-name="P55" svg:width="0.643cm" svg:height="0.664cm" svg:x="1.088cm" svg:y="4.726cm"><draw:text-box><text:p text:style-name="P49"><text:span text:style-name="T26">G</text:span></text:p></draw:text-box></draw:frame><draw:frame draw:style-name="gr59" draw:text-style-name="P55" svg:width="0.643cm" svg:height="0.664cm" svg:x="0.975cm" svg:y="3.191cm"><draw:text-box><text:p text:style-name="P49"><text:span text:style-name="T26">H</text:span></text:p></draw:text-box></draw:frame><draw:rect draw:style-name="gr62" draw:text-style-name="P57" svg:width="5.354cm" svg:height="3.647cm" svg:x="1.617cm" svg:y="1.221cm"><text:p/></draw:rect></draw:g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P1">Calcule le périmètre du rectangle ACEG.</text:p>
        <text:p text:style-name="P17"><text:span text:style-name="_5f_pointillés_20_gris"><text:span text:style-name="T6">…………………………………………………………………</text:span></text:span></text:p>
        <text:p text:style-name="P17"><text:span text:style-name="_5f_pointillés_20_gris"><text:span text:style-name="T6">…………………………………………………………………</text:span></text:span></text:p>
        <text:p text:style-name="P17"><text:span text:style-name="_5f_pointillés_20_gris"><text:span text:style-name="T3">.</text:span></text:span><text:span text:style-name="_5f_pointillés_20_gris"><text:span text:style-name="T6">………………………………………………………………</text:span></text:span><text:span text:style-name="_5f_pointillés_20_gris"><text:span text:style-name="T3">..</text:span></text:span></text:p>
        <text:list xml:id="list204854497450419" text:continue-numbering="true" text:style-name="_5f_Numérotation_20_des_20_exercices_20_livrets">
          <text:list-item>
            <text:h text:style-name="_5f_Titre_20_d_27_exercices_20_livret_20_avec_20_num_20_exo" text:outline-level="1"><text:s/><text:span text:style-name="T2">Parcours de santé</text:span></text:h>
            <text:list>
              <text:list-item>
                <text:p text:style-name="P28">Sur le parcours de santé ci-dessous, repasse en vert les petits arcs de cercle de même rayon, et repasse en rouge les grands arcs de cercle de même rayon.</text:p>
              </text:list-item>
            </text:list>
          </text:list-item>
        </text:list>
        <text:p text:style-name="_5f_Paragraphe_20_livret_20_"><draw:g text:anchor-type="char" draw:z-index="11" draw:name="Shape30" draw:style-name="gr23"><draw:g draw:style-name="gr9"><draw:ellipse draw:style-name="gr24" draw:text-style-name="P47" svg:width="0.1cm" svg:height="0.089cm" svg:x="3.205cm" svg:y="-0.025cm"><text:p/></draw:ellipse><draw:ellipse draw:style-name="gr24" draw:text-style-name="P47" svg:width="0.085cm" svg:height="0.091cm" svg:x="4.092cm" svg:y="0.855cm"><text:p/></draw:ellipse><draw:ellipse draw:style-name="gr24" draw:text-style-name="P47" svg:width="0.085cm" svg:height="0.089cm" svg:x="4.092cm" svg:y="-0.025cm"><text:p/></draw:ellipse><draw:ellipse draw:style-name="gr24" draw:text-style-name="P47" svg:width="0.1cm" svg:height="0.091cm" svg:x="3.205cm" svg:y="0.855cm"><text:p/></draw:ellipse><draw:ellipse draw:style-name="gr24" draw:text-style-name="P47" svg:width="0.1cm" svg:height="0.092cm" svg:x="3.205cm" svg:y="1.737cm"><text:p/></draw:ellipse><draw:ellipse draw:style-name="gr24" draw:text-style-name="P47" svg:width="0.085cm" svg:height="0.096cm" svg:x="4.092cm" svg:y="2.617cm"><text:p/></draw:ellipse><draw:ellipse draw:style-name="gr24" draw:text-style-name="P47" svg:width="0.085cm" svg:height="0.092cm" svg:x="4.092cm" svg:y="1.737cm"><text:p/></draw:ellipse><draw:ellipse draw:style-name="gr24" draw:text-style-name="P47" svg:width="0.1cm" svg:height="0.096cm" svg:x="3.205cm" svg:y="2.617cm"><text:p/></draw:ellipse><draw:ellipse draw:style-name="gr24" draw:text-style-name="P47" svg:width="0.1cm" svg:height="0.098cm" svg:x="3.205cm" svg:y="3.496cm"><text:p/></draw:ellipse><draw:ellipse draw:style-name="gr24" draw:text-style-name="P47" svg:width="0.085cm" svg:height="0.091cm" svg:x="4.092cm" svg:y="4.376cm"><text:p/></draw:ellipse><draw:ellipse draw:style-name="gr24" draw:text-style-name="P47" svg:width="0.085cm" svg:height="0.098cm" svg:x="4.092cm" svg:y="3.496cm"><text:p/></draw:ellipse><draw:ellipse draw:style-name="gr24" draw:text-style-name="P47" svg:width="0.1cm" svg:height="0.091cm" svg:x="3.205cm" svg:y="4.376cm"><text:p/></draw:ellipse><draw:ellipse draw:style-name="gr24" draw:text-style-name="P47" svg:width="0.1cm" svg:height="0.089cm" svg:x="3.205cm" svg:y="5.258cm"><text:p/></draw:ellipse><draw:ellipse draw:style-name="gr24" draw:text-style-name="P47" svg:width="0.085cm" svg:height="0.089cm" svg:x="4.092cm" svg:y="5.258cm"><text:p/></draw:ellipse><draw:ellipse draw:style-name="gr24" draw:text-style-name="P47" svg:width="0.1cm" svg:height="0.089cm" svg:x="4.976cm" svg:y="-0.025cm"><text:p/></draw:ellipse><draw:ellipse draw:style-name="gr24" draw:text-style-name="P47" svg:width="0.096cm" svg:height="0.091cm" svg:x="5.863cm" svg:y="0.855cm"><text:p/></draw:ellipse><draw:ellipse draw:style-name="gr24" draw:text-style-name="P47" svg:width="0.096cm" svg:height="0.089cm" svg:x="5.863cm" svg:y="-0.025cm"><text:p/></draw:ellipse><draw:ellipse draw:style-name="gr24" draw:text-style-name="P47" svg:width="0.1cm" svg:height="0.091cm" svg:x="4.976cm" svg:y="0.855cm"><text:p/></draw:ellipse><draw:ellipse draw:style-name="gr24" draw:text-style-name="P47" svg:width="0.1cm" svg:height="0.092cm" svg:x="4.976cm" svg:y="1.737cm"><text:p/></draw:ellipse><draw:circle draw:style-name="gr24" draw:text-style-name="P47" svg:width="0.096cm" svg:height="0.096cm" svg:x="5.863cm" svg:y="2.617cm"><text:p/></draw:circle><draw:ellipse draw:style-name="gr24" draw:text-style-name="P47" svg:width="0.096cm" svg:height="0.092cm" svg:x="5.863cm" svg:y="1.737cm"><text:p/></draw:ellipse><draw:ellipse draw:style-name="gr24" draw:text-style-name="P47" svg:width="0.1cm" svg:height="0.096cm" svg:x="4.976cm" svg:y="2.617cm"><text:p/></draw:ellipse><draw:ellipse draw:style-name="gr24" draw:text-style-name="P47" svg:width="0.1cm" svg:height="0.098cm" svg:x="4.976cm" svg:y="3.496cm"><text:p/></draw:ellipse><draw:ellipse draw:style-name="gr24" draw:text-style-name="P47" svg:width="0.096cm" svg:height="0.091cm" svg:x="5.863cm" svg:y="4.376cm"><text:p/></draw:ellipse><draw:ellipse draw:style-name="gr24" draw:text-style-name="P47" svg:width="0.096cm" svg:height="0.098cm" svg:x="5.863cm" svg:y="3.496cm"><text:p/></draw:ellipse><draw:ellipse draw:style-name="gr24" draw:text-style-name="P47" svg:width="0.1cm" svg:height="0.091cm" svg:x="4.976cm" svg:y="4.376cm"><text:p/></draw:ellipse><draw:ellipse draw:style-name="gr24" draw:text-style-name="P47" svg:width="0.1cm" svg:height="0.089cm" svg:x="4.976cm" svg:y="5.258cm"><text:p/></draw:ellipse><draw:ellipse draw:style-name="gr24" draw:text-style-name="P47" svg:width="0.096cm" svg:height="0.089cm" svg:x="5.863cm" svg:y="5.258cm"><text:p/></draw:ellipse><draw:ellipse draw:style-name="gr24" draw:text-style-name="P47" svg:width="0.101cm" svg:height="0.089cm" svg:x="6.749cm" svg:y="-0.025cm"><text:p/></draw:ellipse><draw:ellipse draw:style-name="gr24" draw:text-style-name="P47" svg:width="0.085cm" svg:height="0.091cm" svg:x="7.636cm" svg:y="0.855cm"><text:p/></draw:ellipse><draw:ellipse draw:style-name="gr24" draw:text-style-name="P47" svg:width="0.085cm" svg:height="0.089cm" svg:x="7.636cm" svg:y="-0.025cm"><text:p/></draw:ellipse><draw:ellipse draw:style-name="gr24" draw:text-style-name="P47" svg:width="0.101cm" svg:height="0.091cm" svg:x="6.749cm" svg:y="0.855cm"><text:p/></draw:ellipse><draw:ellipse draw:style-name="gr24" draw:text-style-name="P47" svg:width="0.101cm" svg:height="0.092cm" svg:x="6.749cm" svg:y="1.737cm"><text:p/></draw:ellipse><draw:ellipse draw:style-name="gr24" draw:text-style-name="P47" svg:width="0.085cm" svg:height="0.096cm" svg:x="7.636cm" svg:y="2.617cm"><text:p/></draw:ellipse><draw:ellipse draw:style-name="gr24" draw:text-style-name="P47" svg:width="0.085cm" svg:height="0.092cm" svg:x="7.636cm" svg:y="1.737cm"><text:p/></draw:ellipse><draw:ellipse draw:style-name="gr24" draw:text-style-name="P47" svg:width="0.101cm" svg:height="0.096cm" svg:x="6.749cm" svg:y="2.617cm"><text:p/></draw:ellipse><draw:ellipse draw:style-name="gr24" draw:text-style-name="P47" svg:width="0.101cm" svg:height="0.098cm" svg:x="6.749cm" svg:y="3.496cm"><text:p/></draw:ellipse><draw:ellipse draw:style-name="gr24" draw:text-style-name="P47" svg:width="0.085cm" svg:height="0.091cm" svg:x="7.636cm" svg:y="4.376cm"><text:p/></draw:ellipse><draw:ellipse draw:style-name="gr24" draw:text-style-name="P47" svg:width="0.085cm" svg:height="0.098cm" svg:x="7.636cm" svg:y="3.496cm"><text:p/></draw:ellipse><draw:ellipse draw:style-name="gr24" draw:text-style-name="P47" svg:width="0.101cm" svg:height="0.091cm" svg:x="6.749cm" svg:y="4.376cm"><text:p/></draw:ellipse><draw:ellipse draw:style-name="gr24" draw:text-style-name="P47" svg:width="0.101cm" svg:height="0.089cm" svg:x="6.749cm" svg:y="5.258cm"><text:p/></draw:ellipse><draw:ellipse draw:style-name="gr24" draw:text-style-name="P47" svg:width="0.085cm" svg:height="0.089cm" svg:x="7.636cm" svg:y="5.258cm"><text:p/></draw:ellipse><draw:circle draw:style-name="gr24" draw:text-style-name="P47" svg:width="0.089cm" svg:height="0.089cm" svg:x="8.519cm" svg:y="-0.025cm"><text:p/></draw:circle><draw:ellipse draw:style-name="gr24" draw:text-style-name="P47" svg:width="0.089cm" svg:height="0.091cm" svg:x="8.519cm" svg:y="0.855cm"><text:p/></draw:ellipse><draw:ellipse draw:style-name="gr24" draw:text-style-name="P47" svg:width="0.089cm" svg:height="0.092cm" svg:x="8.519cm" svg:y="1.737cm"><text:p/></draw:ellipse><draw:ellipse draw:style-name="gr24" draw:text-style-name="P47" svg:width="0.089cm" svg:height="0.096cm" svg:x="8.519cm" svg:y="2.617cm"><text:p/></draw:ellipse><draw:ellipse draw:style-name="gr24" draw:text-style-name="P47" svg:width="0.089cm" svg:height="0.098cm" svg:x="8.519cm" svg:y="3.496cm"><text:p/></draw:ellipse><draw:ellipse draw:style-name="gr24" draw:text-style-name="P47" svg:width="0.089cm" svg:height="0.091cm" svg:x="8.519cm" svg:y="4.376cm"><text:p/></draw:ellipse><draw:circle draw:style-name="gr24" draw:text-style-name="P47" svg:width="0.089cm" svg:height="0.089cm" svg:x="8.519cm" svg:y="5.258cm"><text:p/></draw:circle><draw:circle draw:style-name="gr24" draw:text-style-name="P47" svg:width="0.091cm" svg:height="0.091cm" svg:x="0.552cm" svg:y="0.855cm"><text:p/></draw:circle><draw:ellipse draw:style-name="gr24" draw:text-style-name="P47" svg:width="0.091cm" svg:height="0.089cm" svg:x="0.552cm" svg:y="-0.025cm"><text:p/></draw:ellipse><draw:ellipse draw:style-name="gr24" draw:text-style-name="P47" svg:width="0.091cm" svg:height="0.096cm" svg:x="0.552cm" svg:y="2.617cm"><text:p/></draw:ellipse><draw:ellipse draw:style-name="gr24" draw:text-style-name="P47" svg:width="0.091cm" svg:height="0.092cm" svg:x="0.552cm" svg:y="1.737cm"><text:p/></draw:ellipse><draw:circle draw:style-name="gr24" draw:text-style-name="P47" svg:width="0.091cm" svg:height="0.091cm" svg:x="0.552cm" svg:y="4.376cm"><text:p/></draw:circle><draw:ellipse draw:style-name="gr24" draw:text-style-name="P47" svg:width="0.091cm" svg:height="0.098cm" svg:x="0.552cm" svg:y="3.496cm"><text:p/></draw:ellipse><draw:ellipse draw:style-name="gr24" draw:text-style-name="P47" svg:width="0.091cm" svg:height="0.089cm" svg:x="0.552cm" svg:y="5.258cm"><text:p/></draw:ellipse><draw:circle draw:style-name="gr24" draw:text-style-name="P47" svg:width="0.089cm" svg:height="0.089cm" svg:x="1.437cm" svg:y="-0.025cm"><text:p/></draw:circle><draw:ellipse draw:style-name="gr24" draw:text-style-name="P47" svg:width="0.098cm" svg:height="0.091cm" svg:x="2.321cm" svg:y="0.855cm"><text:p/></draw:ellipse><draw:ellipse draw:style-name="gr24" draw:text-style-name="P47" svg:width="0.098cm" svg:height="0.089cm" svg:x="2.321cm" svg:y="-0.025cm"><text:p/></draw:ellipse><draw:ellipse draw:style-name="gr24" draw:text-style-name="P47" svg:width="0.089cm" svg:height="0.091cm" svg:x="1.437cm" svg:y="0.855cm"><text:p/></draw:ellipse><draw:ellipse draw:style-name="gr24" draw:text-style-name="P47" svg:width="0.089cm" svg:height="0.092cm" svg:x="1.437cm" svg:y="1.737cm"><text:p/></draw:ellipse><draw:ellipse draw:style-name="gr24" draw:text-style-name="P47" svg:width="0.098cm" svg:height="0.096cm" svg:x="2.321cm" svg:y="2.617cm"><text:p/></draw:ellipse><draw:ellipse draw:style-name="gr24" draw:text-style-name="P47" svg:width="0.098cm" svg:height="0.092cm" svg:x="2.321cm" svg:y="1.737cm"><text:p/></draw:ellipse><draw:ellipse draw:style-name="gr24" draw:text-style-name="P47" svg:width="0.089cm" svg:height="0.096cm" svg:x="1.437cm" svg:y="2.617cm"><text:p/></draw:ellipse><draw:ellipse draw:style-name="gr24" draw:text-style-name="P47" svg:width="0.089cm" svg:height="0.098cm" svg:x="1.437cm" svg:y="3.496cm"><text:p/></draw:ellipse><draw:ellipse draw:style-name="gr24" draw:text-style-name="P47" svg:width="0.098cm" svg:height="0.091cm" svg:x="2.321cm" svg:y="4.376cm"><text:p/></draw:ellipse><draw:circle draw:style-name="gr24" draw:text-style-name="P47" svg:width="0.098cm" svg:height="0.098cm" svg:x="2.321cm" svg:y="3.496cm"><text:p/></draw:circle><draw:ellipse draw:style-name="gr24" draw:text-style-name="P47" svg:width="0.089cm" svg:height="0.091cm" svg:x="1.437cm" svg:y="4.376cm"><text:p/></draw:ellipse><draw:circle draw:style-name="gr24" draw:text-style-name="P47" svg:width="0.089cm" svg:height="0.089cm" svg:x="1.437cm" svg:y="5.258cm"><text:p/></draw:circle><draw:ellipse draw:style-name="gr24" draw:text-style-name="P47" svg:width="0.098cm" svg:height="0.089cm" svg:x="2.321cm" svg:y="5.258cm"><text:p/></draw:ellipse></draw:g><draw:ellipse draw:style-name="gr25" draw:text-style-name="P48" svg:width="3.55cm" svg:height="3.532cm" svg:x="0.594cm" svg:y="1.778cm" draw:kind="arc" draw:start-angle="90.3" draw:end-angle="270.39"><text:p/></draw:ellipse><draw:line draw:style-name="gr26" draw:text-style-name="P48" svg:x1="2.379cm" svg:y1="5.303cm" svg:x2="5.021cm" svg:y2="5.303cm"><text:p/></draw:line><draw:ellipse draw:style-name="gr27" draw:text-style-name="P48" svg:width="1.772cm" svg:height="1.763cm" svg:x="4.14cm" svg:y="3.545cm" draw:kind="arc" draw:start-angle="270.2" draw:end-angle="1.65"><text:p/></draw:ellipse><draw:ellipse draw:style-name="gr28" draw:text-style-name="P48" svg:width="1.772cm" svg:height="1.763cm" svg:x="5.911cm" svg:y="3.547cm" draw:kind="arc" draw:start-angle="90.71" draw:end-angle="180.93"><text:p/></draw:ellipse><draw:ellipse draw:style-name="gr29" draw:text-style-name="P48" svg:width="3.546cm" svg:height="3.529cm" svg:x="5.018cm" svg:y="0.012cm" draw:kind="arc" draw:start-angle="269.6" draw:end-angle="89.71"><text:p/></draw:ellipse><draw:line draw:style-name="gr30" draw:text-style-name="P48" svg:x1="6.806cm" svg:y1="0.015cm" svg:x2="5.027cm" svg:y2="0.015cm"><text:p/></draw:line><draw:ellipse draw:style-name="gr31" draw:text-style-name="P48" svg:width="1.773cm" svg:height="1.763cm" svg:x="4.149cm" svg:y="0.016cm" draw:kind="arc" draw:start-angle="90.71" draw:end-angle="180.93"><text:p/></draw:ellipse><draw:ellipse draw:style-name="gr32" draw:text-style-name="P48" svg:width="1.782cm" svg:height="1.766cm" svg:x="2.379cm" svg:y="0.023cm" draw:kind="arc" draw:start-angle="270.2" draw:end-angle="1.65"><text:p/></draw:ellipse><draw:line draw:style-name="gr33" draw:text-style-name="P48" svg:x1="2.365cm" svg:y1="1.771cm" svg:x2="3.262cm" svg:y2="1.771cm"><text:p/></draw:line><draw:g draw:style-name="gr9"><draw:line draw:style-name="gr34" draw:text-style-name="P48" svg:x1="2.365cm" svg:y1="1.771cm" svg:x2="2.376cm" svg:y2="5.298cm"><text:p/></draw:line><draw:line draw:style-name="gr35" draw:text-style-name="P48" svg:x1="0.6cm" svg:y1="3.538cm" svg:x2="2.372cm" svg:y2="3.538cm"><text:p/></draw:line><draw:line draw:style-name="gr36" draw:text-style-name="P48" svg:x1="3.249cm" svg:y1="1.78cm" svg:x2="3.249cm" svg:y2="0.905cm"><text:p/></draw:line><draw:line draw:style-name="gr37" draw:text-style-name="P48" svg:x1="3.274cm" svg:y1="0.905cm" svg:x2="5.039cm" svg:y2="0.905cm"><text:p/></draw:line><draw:line draw:style-name="gr38" draw:text-style-name="P48" svg:x1="5.034cm" svg:y1="0.899cm" svg:x2="5.027cm" svg:y2="0.015cm"><text:p/></draw:line><draw:line draw:style-name="gr39" draw:text-style-name="P48" svg:x1="6.8cm" svg:y1="0.015cm" svg:x2="6.779cm" svg:y2="3.542cm"><text:p/></draw:line><draw:line draw:style-name="gr40" draw:text-style-name="P48" svg:x1="6.792cm" svg:y1="1.771cm" svg:x2="8.564cm" svg:y2="1.771cm"><text:p/></draw:line><draw:line draw:style-name="gr41" draw:text-style-name="P48" svg:x1="6.779cm" svg:y1="3.538cm" svg:x2="6.79cm" svg:y2="4.413cm"><text:p/></draw:line><draw:line draw:style-name="gr42" draw:text-style-name="P48" svg:x1="5.027cm" svg:y1="4.424cm" svg:x2="6.796cm" svg:y2="4.424cm"><text:p/></draw:line><draw:line draw:style-name="gr43" draw:text-style-name="P48" svg:x1="5.027cm" svg:y1="4.424cm" svg:x2="5.027cm" svg:y2="5.308cm"><text:p/></draw:line></draw:g><draw:frame draw:style-name="gr44" draw:text-style-name="P50" svg:width="1.636cm" svg:height="0.595cm" svg:x="1.153cm" svg:y="0.104cm"><draw:text-box><text:p text:style-name="P49"><text:span text:style-name="T24">5</text:span><text:span text:style-name="T24">0</text:span><text:span text:style-name="T24">0</text:span><text:span text:style-name="T24"> </text:span><text:span text:style-name="T24">m</text:span></text:p></draw:text-box></draw:frame><draw:line draw:style-name="gr45" draw:text-style-name="P51" svg:x1="1.475cm" svg:y1="0.905cm" svg:x2="2.37cm" svg:y2="0.905cm"><text:p/></draw:lin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3"/>
        <text:list xml:id="list204853243167057" text:continue-numbering="true" text:style-name="_5f_Numérotation_20_des_20_exercices_20_livrets">
          <text:list-item>
            <text:list>
              <text:list-item>
                <text:p text:style-name="P29">Calcule la longueur réelle du parcours de santé ci-dessous, au mètre près</text:p>
              </text:list-item>
            </text:list>
          </text:list-item>
        </text:list>
        <text:p text:style-name="P9">…………………………………………………………………</text:p>
        <text:p text:style-name="P9">…………………………………………………………………</text:p>
        <text:p text:style-name="P9">…………………………………………………………………</text:p>
        <text:p text:style-name="P9">…………………………………………………………………</text:p>
        <text:p text:style-name="P9">…………………………………………………………………</text:p>
        <text:p text:style-name="P9">…………………………………………………………………</text:p>
        <text:p text:style-name="P9">…………………………………………………………………</text:p>
        <text:p text:style-name="P9">…………………………………………………………………</text:p>
        <text:list xml:id="list204854735438376" text:continue-numbering="true" text:style-name="_5f_Numérotation_20_des_20_exercices_20_livrets">
          <text:list-item>
            <text:h text:style-name="_5f_Titre_20_d_27_exercices_20_livret_20_sans_20_titre_20_avec_20_num_20_exo" text:outline-level="1"><text:span text:style-name="T9">On considère un rectangle de largeur </text:span><text:span text:style-name="T7">l</text:span> <text:span text:style-name="T9">et de longueur </text:span><text:span text:style-name="T8">L</text:span><text:span text:style-name="T10"> .</text:span><text:span text:style-name="T11"> On triple sa longueur et on triple sa largeur. Par combien est multiplié le périmètre de ce rectangle ?</text:span></text:h>
          </text:list-item>
        </text:list>
        <text:p text:style-name="P12">…………………………………………………………………</text:p>
        <text:p text:style-name="P12">…………………………………………………………………</text:p>
        <text:p text:style-name="P12">…………………………………………………………………</text:p>
        <text:p text:style-name="P12">…………………………………………………………………</text:p>
        <text:list xml:id="list204855281162791" text:continue-numbering="true" text:style-name="_5f_Numérotation_20_des_20_exercices_20_livrets">
          <text:list-item>
            <text:h text:style-name="_5f_Titre_20_d_27_exercices_20_livret_20_sans_20_titre_20_avec_20_num_20_exo" text:outline-level="1"><text:span text:style-name="T18">Sur la figure ci-dessous, l</text:span>e point X se déplace librement sur [DC].</text:h>
          </text:list-item>
        </text:list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6"><draw:g text:anchor-type="paragraph" draw:z-index="1" draw:name="Shape31" draw:style-name="gr6"><draw:line draw:style-name="gr73" draw:text-style-name="P62" svg:x1="1.373cm" svg:y1="0.665cm" svg:x2="0.873cm" svg:y2="2.438cm"><text:p/></draw:line><draw:frame draw:style-name="gr74" draw:text-style-name="P55" svg:width="0.357cm" svg:height="0.664cm" svg:x="-0.211cm" svg:y="0.199cm"><draw:text-box><text:p text:style-name="P49"><text:span text:style-name="T26">A</text:span></text:p></draw:text-box></draw:frame><draw:frame draw:style-name="gr75" draw:text-style-name="P55" svg:width="1.213cm" svg:height="0.664cm" svg:x="1.175cm" svg:y="0.213cm"><draw:text-box><text:p text:style-name="P49"><text:span text:style-name="T26">B</text:span></text:p></draw:text-box></draw:frame><draw:frame draw:style-name="gr76" draw:text-style-name="P55" svg:width="0.302cm" svg:height="0.664cm" svg:x="3.689cm" svg:y="2.342cm"><draw:text-box><text:p text:style-name="P49"><text:span text:style-name="T26">C</text:span></text:p></draw:text-box></draw:frame><draw:frame draw:style-name="gr77" draw:text-style-name="P55" svg:width="0.406cm" svg:height="0.664cm" svg:x="-0.259cm" svg:y="2.353cm"><draw:text-box><text:p text:style-name="P49"><text:span text:style-name="T26">D</text:span></text:p></draw:text-box></draw:frame><draw:frame draw:style-name="gr78" draw:text-style-name="P55" svg:width="0.733cm" svg:height="0.664cm" svg:x="0.618cm" svg:y="2.383cm"><draw:text-box><text:p text:style-name="P49"><text:span text:style-name="T26">X</text:span></text:p></draw:text-box></draw:frame><draw:line draw:style-name="gr79" draw:text-style-name="P61" svg:x1="0.171cm" svg:y1="0.665cm" svg:x2="0.171cm" svg:y2="2.438cm"><text:p/></draw:line><draw:line draw:style-name="gr80" draw:text-style-name="P61" svg:x1="1.376cm" svg:y1="0.665cm" svg:x2="0.171cm" svg:y2="0.665cm"><text:p/></draw:line><draw:line draw:style-name="gr81" draw:text-style-name="P61" svg:x1="0.171cm" svg:y1="2.442cm" svg:x2="3.78cm" svg:y2="2.442cm"><text:p/></draw:line><draw:line draw:style-name="gr82" draw:text-style-name="P61" svg:x1="1.374cm" svg:y1="0.665cm" svg:x2="3.78cm" svg:y2="2.438cm"><text:p/></draw:line><draw:line draw:style-name="gr83" draw:text-style-name="P61" svg:x1="0.372cm" svg:y1="0.665cm" svg:x2="0.372cm" svg:y2="0.861cm"><text:p/></draw:line><draw:line draw:style-name="gr84" draw:text-style-name="P61" svg:x1="0.372cm" svg:y1="2.241cm" svg:x2="0.372cm" svg:y2="2.437cm"><text:p/></draw:line><draw:line draw:style-name="gr85" draw:text-style-name="P61" svg:x1="0.374cm" svg:y1="0.859cm" svg:x2="0.171cm" svg:y2="0.859cm"><text:p/></draw:line><draw:line draw:style-name="gr86" draw:text-style-name="P61" svg:x1="0.374cm" svg:y1="2.241cm" svg:x2="0.171cm" svg:y2="2.241cm"><text:p/></draw:line></draw:g></text:p>
              <text:p text:style-name="P16"/>
              <text:p text:style-name="P16"/>
              <text:p text:style-name="P16"/>
              <text:p text:style-name="P16"/>
            </table:table-cell>
            <table:table-cell table:style-name="Table2.A1" office:value-type="string">
              <text:p text:style-name="P15"><text:span text:style-name="T19">On donne <text:line-break/>les mesures : AD </text:span><text:span text:style-name="T13">=</text:span><text:span text:style-name="T19"> 3 cm ; AB </text:span><text:span text:style-name="T13">=</text:span><text:span text:style-name="T19"> 2 cm ; DC </text:span><text:span text:style-name="T13">=</text:span><text:span text:style-name="T19"> 6 cm <text:line-break/>et BC </text:span><text:span text:style-name="T13">=</text:span><text:span text:style-name="T19"> 5 cm.</text:span></text:p>
            </table:table-cell>
          </table:table-row>
        </table:table>
        <text:list xml:id="list2024013297" text:style-name="Num_5f_Exo">
          <text:list-item>
            <text:list>
              <text:list-header>
                <text:p text:style-name="P22">Détermine la <text:span text:style-name="T20">longueur DX</text:span> pour que le périmètre du quadrilatère ABXD soit égal au périmètre du triangle BCX. </text:p>
              </text:list-header>
            </text:list>
          </text:list-item>
        </text:list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>…………………………………………………………………</text:p>
        <text:p text:style-name="P6"/>
        <text:p text:style-name="P6"/>
        <text:p text:style-name="P6"/>
        <text:list xml:id="list204855337512293" text:continue-list="list204855281162791" text:style-name="_5f_Numérotation_20_des_20_exercices_20_livrets">
          <text:list-item>
            <text:h text:style-name="P35" text:outline-level="1"><text:soft-page-break/>Quelles figures ont le même périmètre ?</text:h>
          </text:list-item>
        </text:list>
        <text:p text:style-name="P14"><draw:g text:anchor-type="paragraph" draw:z-index="12" draw:name="Shape4" draw:style-name="gr6"><draw:polygon draw:style-name="gr15" draw:text-style-name="P42" svg:width="3.673cm" svg:height="2.212cm" svg:x="0.19cm" svg:y="0.273cm" svg:viewBox="0 0 3674 2213" draw:points="0,0 0,2213 3674,2213 3674,0"><text:p/></draw:polygon><draw:polygon draw:style-name="gr16" draw:text-style-name="P42" svg:width="3.673cm" svg:height="2.212cm" svg:x="4.605cm" svg:y="0.277cm" svg:viewBox="0 0 3674 2213" draw:points="0,738 1470,738 1470,0 2206,0 2206,738 3674,738 3674,1475 2206,1475 2206,2213 1470,2213 1470,1475 0,1475"><text:p/></draw:polygon><draw:line draw:style-name="gr11" draw:text-style-name="P45" svg:x1="-0.093cm" svg:y1="0.298cm" svg:x2="-0.093cm" svg:y2="2.515cm"><text:p/></draw:line><draw:frame draw:style-name="gr17" draw:text-style-name="P44" svg:width="1.287cm" svg:height="0.555cm" svg:x="1.533cm" svg:y="1.187cm"><draw:text-box><text:p text:style-name="P43"><text:span text:style-name="T23">F</text:span><text:span text:style-name="T23">i</text:span><text:span text:style-name="T23">g</text:span><text:span text:style-name="T23">.</text:span><text:span text:style-name="T23"> </text:span><text:span text:style-name="T23">A</text:span></text:p></draw:text-box></draw:frame><draw:frame draw:style-name="gr18" draw:text-style-name="P44" svg:width="1.285cm" svg:height="0.553cm" svg:x="5.98cm" svg:y="1.192cm"><draw:text-box><text:p text:style-name="P43"><text:span text:style-name="T23">F</text:span><text:span text:style-name="T23">i</text:span><text:span text:style-name="T23">g</text:span><text:span text:style-name="T23">.</text:span><text:span text:style-name="T23"> </text:span><text:span text:style-name="T23">B</text:span></text:p></draw:text-box></draw:frame><draw:frame draw:style-name="gr19" draw:text-style-name="P44" svg:width="0.922cm" svg:height="0.436cm" svg:x="1.53cm" svg:y="2.702cm"><draw:text-box><text:p text:style-name="P43"><text:span text:style-name="T23">5</text:span><text:span text:style-name="T23"> </text:span><text:span text:style-name="T23">c</text:span><text:span text:style-name="T23">m</text:span></text:p></draw:text-box></draw:frame><draw:frame draw:style-name="gr20" draw:text-style-name="P44" svg:width="1.311cm" svg:height="0.555cm" draw:transform="rotate (1.5707963267949) translate (-0.728486111111111cm 2.15194444444444cm)"><draw:text-box><text:p text:style-name="P43"><text:span text:style-name="T23">3</text:span><text:span text:style-name="T23"> </text:span><text:span text:style-name="T23">c</text:span><text:span text:style-name="T23">m</text:span></text:p></draw:text-box></draw:frame><draw:line draw:style-name="gr11" draw:text-style-name="P45" svg:x1="0.197cm" svg:y1="2.704cm" svg:x2="3.87cm" svg:y2="2.704cm"><text:p/></draw:line><draw:frame draw:style-name="gr21" draw:text-style-name="P44" svg:width="0.922cm" svg:height="0.436cm" svg:x="5.932cm" svg:y="2.702cm"><draw:text-box><text:p text:style-name="P43"><text:span text:style-name="T23">5</text:span><text:span text:style-name="T23"> </text:span><text:span text:style-name="T23">c</text:span><text:span text:style-name="T23">m</text:span></text:p></draw:text-box></draw:frame><draw:line draw:style-name="gr11" draw:text-style-name="P45" svg:x1="4.602cm" svg:y1="2.704cm" svg:x2="8.275cm" svg:y2="2.704cm"><text:p/></draw:line><draw:frame draw:style-name="gr22" draw:text-style-name="P44" svg:width="1.288cm" svg:height="0.555cm" draw:transform="rotate (-1.5707963267949) translate (8.83179166666667cm 0.804333333333333cm)"><draw:text-box><text:p text:style-name="P43"><text:span text:style-name="T23">3</text:span><text:span text:style-name="T23"> </text:span><text:span text:style-name="T23">c</text:span><text:span text:style-name="T23">m</text:span></text:p></draw:text-box></draw:frame><draw:line draw:style-name="gr11" draw:text-style-name="P45" svg:x1="-0.093cm" svg:y1="0.298cm" svg:x2="-0.093cm" svg:y2="2.515cm"><text:p/></draw:line><draw:line draw:style-name="gr11" draw:text-style-name="P45" svg:x1="8.427cm" svg:y1="0.434cm" svg:x2="8.427cm" svg:y2="2.651cm"><text:p/></draw:line></draw:g></text:p>
        <text:p text:style-name="P14"/>
        <text:p text:style-name="P14"/>
        <text:p text:style-name="P14"/>
        <text:p text:style-name="P14"/>
        <text:p text:style-name="P14"/>
        <text:p text:style-name="P14"><draw:g text:anchor-type="paragraph" draw:z-index="13" draw:name="Shape5" draw:style-name="gr6"><draw:polygon draw:style-name="gr7" draw:text-style-name="P42" svg:width="4.424cm" svg:height="2.216cm" svg:x="2.137cm" svg:y="0.226cm" svg:viewBox="0 0 4425 2217" draw:points="0,2217 3687,2217 4425,0 738,0"><text:p/></draw:polygon><draw:frame draw:style-name="gr8" draw:text-style-name="P44" svg:width="1.497cm" svg:height="0.553cm" svg:x="3.429cm" svg:y="1.167cm"><draw:text-box><text:p text:style-name="P43"><text:span text:style-name="T23"><text:s/></text:span><text:span text:style-name="T23"><text:s/></text:span><text:span text:style-name="T23"><text:s/></text:span><text:span text:style-name="T23"><text:s/></text:span><text:span text:style-name="T23">F</text:span><text:span text:style-name="T23">i</text:span><text:span text:style-name="T23">g</text:span><text:span text:style-name="T23">.</text:span><text:span text:style-name="T23"> </text:span><text:span text:style-name="T23">C</text:span></text:p></draw:text-box></draw:frame><draw:g draw:style-name="gr9"><draw:frame draw:style-name="gr10" draw:text-style-name="P44" svg:width="1.288cm" svg:height="0.551cm" draw:transform="rotate (1.5707963267949) translate (1.42522222222222cm 1.74272222222222cm)"><draw:text-box><text:p text:style-name="P43"><text:span text:style-name="T23">3</text:span><text:span text:style-name="T23"> </text:span><text:span text:style-name="T23">c</text:span><text:span text:style-name="T23">m</text:span></text:p></draw:text-box></draw:frame><draw:line draw:style-name="gr11" draw:text-style-name="P45" svg:x1="1.831cm" svg:y1="0.226cm" svg:x2="1.831cm" svg:y2="2.443cm"><text:p/></draw:line><draw:frame draw:style-name="gr12" draw:text-style-name="P44" svg:width="0.922cm" svg:height="0.436cm" svg:x="3.483cm" svg:y="2.654cm"><draw:text-box><text:p text:style-name="P43"><text:span text:style-name="T23">5</text:span><text:span text:style-name="T23"> </text:span><text:span text:style-name="T23">c</text:span><text:span text:style-name="T23">m</text:span></text:p></draw:text-box></draw:frame><draw:line draw:style-name="gr11" draw:text-style-name="P45" svg:x1="2.137cm" svg:y1="2.65cm" svg:x2="5.81cm" svg:y2="2.65cm"><text:p/></draw:line></draw:g><draw:line draw:style-name="gr13" draw:text-style-name="P46" svg:x1="2.482cm" svg:y1="1.091cm" svg:x2="2.682cm" svg:y2="1.291cm"><text:p/></draw:line><draw:line draw:style-name="gr13" draw:text-style-name="P46" svg:x1="2.482cm" svg:y1="1.189cm" svg:x2="2.682cm" svg:y2="1.389cm"><text:p/></draw:line><draw:line draw:style-name="gr13" draw:text-style-name="P46" svg:x1="6.082cm" svg:y1="1.189cm" svg:x2="6.282cm" svg:y2="1.389cm"><text:p/></draw:line><draw:line draw:style-name="gr13" draw:text-style-name="P46" svg:x1="6.082cm" svg:y1="1.291cm" svg:x2="6.282cm" svg:y2="1.491cm"><text:p/></draw:line><draw:custom-shape draw:style-name="gr14" draw:text-style-name="P46" svg:width="0.101cm" svg:height="0.1cm" svg:x="3.884cm" svg:y="2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46" svg:width="0.1cm" svg:height="0.1cm" svg:x="4.385cm" svg:y="0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<text:p text:style-name="P14"/>
        <text:p text:style-name="P14"/>
        <text:p text:style-name="P14"/>
        <text:p text:style-name="P14"/>
        <text:p text:style-name="P14"/>
        <text:p text:style-name="P9"><text:span text:style-name="_5f_pointillés_20_gris"><text:span text:style-name="T4">…………………………………………………………………</text:span></text:span></text:p>
        <text:p text:style-name="P9"><text:span text:style-name="_5f_pointillés_20_gris"><text:span text:style-name="T4">…………………………………………………………………</text:span></text:span></text:p>
        <text:p text:style-name="P9"><text:span text:style-name="_5f_pointillés_20_gris"><text:span text:style-name="T4">…………………………………………………………………</text:span></text:span></text:p>
        <text:p text:style-name="P10"><text:span text:style-name="_5f_pointillés_20_gris"><text:span text:style-name="T4">…………………………………………………………………</text:span></text:span></text:p>
        <text:p text:style-name="P9"><text:span text:style-name="_5f_pointillés_20_gris"><text:span text:style-name="T4">…………………………………………………………………</text:span></text:span></text:p>
        <text:p text:style-name="P9"><text:span text:style-name="_5f_pointillés_20_gris"><text:span text:style-name="T4">…………………………………………………………………</text:span></text:span></text:p>
        <text:p text:style-name="P11"><text:span text:style-name="_5f_pointillés_20_gris"><text:span text:style-name="T4">…………………………………………………………………</text:span></text:span></text:p>
        <text:list xml:id="list204854546192220" text:continue-numbering="true" text:style-name="_5f_Numérotation_20_des_20_exercices_20_livrets">
          <text:list-item>
            <text:h text:style-name="P33" text:outline-level="1"><text:span text:style-name="T14">Calcule l</text:span>e périmètre de chaque figure. Donne la valeur exacte et une valeur approchée au dixième près.</text:h>
          </text:list-item>
        </text:list>
        <text:section text:style-name="Sect2" text:name="Section6">
          <text:list xml:id="list1920661483" text:style-name="liste_5f_abc">
            <text:list-item>
              <text:list>
                <text:list-item text:start-value="1">
                  <text:p text:style-name="P23"><draw:g text:anchor-type="paragraph" draw:z-index="10" draw:name="Shape33" draw:style-name="gr6"><draw:path draw:style-name="gr46" draw:text-style-name="P52" svg:width="2.001cm" svg:height="1.033cm" svg:x="1.783cm" svg:y="0.123cm" svg:viewBox="0 0 2002 1034" svg:d="M1334 1001c-222 0-445 0-668 0 0-369 300-667 668-667 369 0 668 298 668 667-223 0-445 0-668 0zM968 967c22 22 44 44 66 66-22-22-44-44-66-66zM968 1034c22-22 44-44 66-67-22 23-44 45-66 67zM968 967c22 22 44 44 66 66-22-22-44-44-66-66zM968 1034c22-22 44-44 66-67-22 23-44 45-66 67zM1302 967c21 22 44 44 66 66-22-22-45-44-66-66zM1302 1034c21-22 44-44 66-67-22 23-45 45-66 67zM1002 1001c-335 0-668 0-1002 0 0-553 448-1001 1002-1001 552 0 1000 448 1000 1001-334 0-668 0-1000 0z"><text:p/></draw:path><draw:path draw:style-name="gr47" draw:text-style-name="P52" svg:width="2.001cm" svg:height="1.032cm" svg:x="0.448cm" svg:y="1.092cm" svg:viewBox="0 0 2002 1033" svg:d="M667 33c223 0 446 0 668 0 0 369-298 667-668 667-368 0-667-298-667-667 222 0 445 0 667 0zM634 0c22 22 44 44 66 67-22-23-44-45-66-67zM634 67c22-23 44-45 66-67-22 22-44 44-66 67zM968 0c22 22 44 44 66 67-22-23-44-45-66-67zM968 67c22-23 44-45 66-67-22 22-44 44-66 67zM1002 33c332 0 666 0 1000 0 0 552-448 1000-1000 1000-554 0-1002-448-1002-1000 334 0 667 0 1002 0z"><text:p/></draw:path><draw:line draw:style-name="gr48" draw:text-style-name="P53" svg:x1="2.784cm" svg:y1="1.787cm" svg:x2="3.116cm" svg:y2="1.787cm"><text:p/></draw:line><draw:frame draw:style-name="gr49" draw:text-style-name="P54" svg:width="0.655cm" svg:height="0.309cm" svg:x="2.623cm" svg:y="1.813cm"><draw:text-box><text:p text:style-name="P49"><text:span text:style-name="T25">2</text:span><text:span text:style-name="T25"> </text:span><text:span text:style-name="T25">c</text:span><text:span text:style-name="T25">m</text:span></text:p></draw:text-box></draw:frame><draw:line draw:style-name="gr50" draw:text-style-name="P53" svg:x1="0.447cm" svg:y1="0.118cm" svg:x2="0.447cm" svg:y2="2.119cm"><text:p/></draw:line><draw:line draw:style-name="gr50" draw:text-style-name="P53" svg:x1="0.781cm" svg:y1="0.118cm" svg:x2="0.781cm" svg:y2="2.119cm"><text:p/></draw:line><draw:line draw:style-name="gr50" draw:text-style-name="P53" svg:x1="1.113cm" svg:y1="0.118cm" svg:x2="1.113cm" svg:y2="2.119cm"><text:p/></draw:line><draw:line draw:style-name="gr50" draw:text-style-name="P53" svg:x1="1.448cm" svg:y1="0.118cm" svg:x2="1.448cm" svg:y2="2.119cm"><text:p/></draw:line><draw:line draw:style-name="gr50" draw:text-style-name="P53" svg:x1="1.78cm" svg:y1="0.118cm" svg:x2="1.78cm" svg:y2="2.119cm"><text:p/></draw:line><draw:line draw:style-name="gr50" draw:text-style-name="P53" svg:x1="2.115cm" svg:y1="0.118cm" svg:x2="2.115cm" svg:y2="2.119cm"><text:p/></draw:line><draw:line draw:style-name="gr50" draw:text-style-name="P53" svg:x1="2.448cm" svg:y1="0.118cm" svg:x2="2.448cm" svg:y2="2.119cm"><text:p/></draw:line><draw:line draw:style-name="gr50" draw:text-style-name="P53" svg:x1="2.783cm" svg:y1="0.118cm" svg:x2="2.783cm" svg:y2="2.119cm"><text:p/></draw:line><draw:line draw:style-name="gr50" draw:text-style-name="P53" svg:x1="3.116cm" svg:y1="0.118cm" svg:x2="3.116cm" svg:y2="2.119cm"><text:p/></draw:line><draw:line draw:style-name="gr50" draw:text-style-name="P53" svg:x1="3.45cm" svg:y1="0.118cm" svg:x2="3.45cm" svg:y2="2.119cm"><text:p/></draw:line><draw:line draw:style-name="gr50" draw:text-style-name="P53" svg:x1="3.782cm" svg:y1="0.118cm" svg:x2="3.782cm" svg:y2="2.119cm"><text:p/></draw:line><draw:line draw:style-name="gr50" draw:text-style-name="P53" svg:x1="0.447cm" svg:y1="0.118cm" svg:x2="3.783cm" svg:y2="0.118cm"><text:p/></draw:line><draw:line draw:style-name="gr50" draw:text-style-name="P53" svg:x1="0.447cm" svg:y1="0.454cm" svg:x2="3.783cm" svg:y2="0.454cm"><text:p/></draw:line><draw:line draw:style-name="gr50" draw:text-style-name="P53" svg:x1="0.447cm" svg:y1="0.788cm" svg:x2="3.783cm" svg:y2="0.788cm"><text:p/></draw:line><draw:line draw:style-name="gr51" draw:text-style-name="P53" svg:x1="0.447cm" svg:y1="1.119cm" svg:x2="3.783cm" svg:y2="1.119cm"><text:p/></draw:line><draw:line draw:style-name="gr50" draw:text-style-name="P53" svg:x1="0.447cm" svg:y1="1.453cm" svg:x2="3.783cm" svg:y2="1.453cm"><text:p/></draw:line><draw:line draw:style-name="gr50" draw:text-style-name="P53" svg:x1="0.447cm" svg:y1="1.787cm" svg:x2="3.783cm" svg:y2="1.787cm"><text:p/></draw:line><draw:line draw:style-name="gr50" draw:text-style-name="P53" svg:x1="0.447cm" svg:y1="2.126cm" svg:x2="3.783cm" svg:y2="2.126cm"><text:p/></draw:line><draw:line draw:style-name="gr52" draw:text-style-name="P51" svg:x1="2.787cm" svg:y1="1.792cm" svg:x2="3.141cm" svg:y2="1.784cm"><text:p/></draw:line></draw:g></text:p>
                </text:list-item>
              </text:list>
            </text:list-item>
          </text:list>
          <text:p text:style-name="P5"/>
          <text:p text:style-name="P5"/>
          <text:p text:style-name="P5"/>
          <text:list xml:id="list204854517334094" text:continue-numbering="true" text:style-name="liste_5f_abc">
            <text:list-item>
              <text:list>
                <text:list-item>
                  <text:p text:style-name="P23"><draw:g text:anchor-type="paragraph" draw:z-index="2" draw:name="Shape34" draw:style-name="gr6"><draw:custom-shape draw:style-name="gr63" draw:text-style-name="P58" svg:width="3.536cm" svg:height="3.523cm" svg:x="0.504cm" svg:y="0.062cm"><text:p/><draw:enhanced-geometry draw:glue-point-type="segments" draw:type="mso-spt100" draw:modifiers="-90 -179.9839011581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64" draw:text-style-name="P58" svg:width="2.382cm" svg:height="2.352cm" svg:x="1.104cm" svg:y="0.067cm"><text:p/><draw:enhanced-geometry draw:mirror-horizontal="false" draw:mirror-vertical="false" draw:glue-point-type="segments" draw:type="mso-spt100" draw:modifiers="0.09748670020681 -89.74324710516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9"><draw:polygon draw:style-name="gr65" draw:text-style-name="P59" svg:width="0.584cm" svg:height="0.586cm" svg:x="2.306cm" svg:y="1.218cm" svg:viewBox="0 0 585 587" draw:points="585,0 585,587 0,587 0,0"><text:p/></draw:polygon><draw:line draw:style-name="gr66" draw:text-style-name="P60" svg:x1="0.545cm" svg:y1="1.814cm" svg:x2="2.883cm" svg:y2="1.814cm"><text:p/></draw:line><draw:line draw:style-name="gr67" draw:text-style-name="P60" svg:x1="2.883cm" svg:y1="1.224cm" svg:x2="3.467cm" svg:y2="1.224cm"><text:p/></draw:line><draw:line draw:style-name="gr68" draw:text-style-name="P60" svg:x1="2.3cm" svg:y1="1.226cm" svg:x2="2.3cm" svg:y2="0.053cm"><text:p/></draw:line><draw:custom-shape draw:style-name="gr69" draw:text-style-name="P58" svg:width="1.168cm" svg:height="1.135cm" svg:x="2.3cm" svg:y="0.665cm"><text:p/><draw:enhanced-geometry draw:glue-point-type="segments" draw:type="mso-spt100" draw:modifiers="90.0364245211662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9"><draw:line draw:style-name="gr50" draw:text-style-name="P53" svg:x1="0.537cm" svg:y1="0.06cm" svg:x2="0.537cm" svg:y2="1.82cm"><text:p/></draw:line><draw:line draw:style-name="gr50" draw:text-style-name="P53" svg:x1="1.119cm" svg:y1="0.06cm" svg:x2="1.119cm" svg:y2="1.82cm"><text:p/></draw:line><draw:line draw:style-name="gr50" draw:text-style-name="P53" svg:x1="1.703cm" svg:y1="0.06cm" svg:x2="1.703cm" svg:y2="1.82cm"><text:p/></draw:line><draw:line draw:style-name="gr50" draw:text-style-name="P53" svg:x1="2.868cm" svg:y1="0.06cm" svg:x2="2.868cm" svg:y2="1.82cm"><text:p/></draw:line><draw:line draw:style-name="gr50" draw:text-style-name="P53" svg:x1="3.459cm" svg:y1="0.06cm" svg:x2="3.459cm" svg:y2="1.82cm"><text:p/></draw:line><draw:line draw:style-name="gr50" draw:text-style-name="P53" svg:x1="0.537cm" svg:y1="0.06cm" svg:x2="3.458cm" svg:y2="0.06cm"><text:p/></draw:line><draw:line draw:style-name="gr50" draw:text-style-name="P53" svg:x1="0.537cm" svg:y1="0.647cm" svg:x2="3.458cm" svg:y2="0.647cm"><text:p/></draw:line><draw:line draw:style-name="gr50" draw:text-style-name="P53" svg:x1="0.538cm" svg:y1="1.221cm" svg:x2="2.27cm" svg:y2="1.225cm"><text:p/></draw:line><draw:line draw:style-name="gr50" draw:text-style-name="P53" svg:x1="0.537cm" svg:y1="1.825cm" svg:x2="3.458cm" svg:y2="1.825cm"><text:p/></draw:line></draw:g><draw:frame draw:style-name="gr70" draw:text-style-name="P54" svg:width="0.712cm" svg:height="0.332cm" draw:transform="rotate (1.5707963267949) translate (2.89630555555556cm 1.82209722222222cm)"><draw:text-box><text:p text:style-name="P49"><text:span text:style-name="T25">4</text:span><text:span text:style-name="T25"> </text:span><text:span text:style-name="T25">c</text:span><text:span text:style-name="T25">m</text:span></text:p></draw:text-box></draw:frame><draw:line draw:style-name="gr52" draw:text-style-name="P51" svg:x1="2.876cm" svg:y1="1.828cm" svg:x2="2.876cm" svg:y2="1.226cm"><text:p/></draw:line><draw:line draw:style-name="gr71" draw:text-style-name="P61" svg:x1="2.286cm" svg:y1="1.818cm" svg:x2="2.286cm" svg:y2="0.062cm"><text:p/></draw:line><draw:line draw:style-name="gr72" draw:text-style-name="P61" svg:x1="3.443cm" svg:y1="1.232cm" svg:x2="2.256cm" svg:y2="1.226cm"><text:p/></draw:line></draw:g></draw:g></text:p>
                </text:list-item>
              </text:list>
            </text:list-item>
          </text:list>
          <text:p text:style-name="P5"/>
          <text:p text:style-name="P5"/>
          <text:p text:style-name="P5"/>
        </text:section>
        <text:list xml:id="list204855049855889" text:continue-list="list204854546192220" text:style-name="_5f_Numérotation_20_des_20_exercices_20_livrets">
          <text:list-item>
            <text:list>
              <text:list-item>
                <text:p text:style-name="P19"><text:span text:style-name="_5f_pointillés_20_gris"><text:span text:style-name="T5">………………………………………………………………</text:span></text:span></text:p>
              </text:list-item>
            </text:list>
          </text:list-item>
        </text:list>
        <text:p text:style-name="P6"><text:span text:style-name="_5f_pointillés_20_gris"><text:span text:style-name="T4">………………………………………………………………….</text:span></text:span></text:p>
        <text:p text:style-name="P6"><text:span text:style-name="_5f_pointillés_20_gris"><text:span text:style-name="T4">………………………………………………………………….</text:span></text:span></text:p>
        <text:p text:style-name="P6"><text:span text:style-name="_5f_pointillés_20_gris"><text:span text:style-name="T4">………………………………………………………………….</text:span></text:span></text:p>
        <text:p text:style-name="P6"><text:span text:style-name="_5f_pointillés_20_gris"><text:span text:style-name="T4">………………………………………………………………….</text:span></text:span></text:p>
        <text:list xml:id="list204855220079614" text:continue-numbering="true" text:style-name="_5f_Numérotation_20_des_20_exercices_20_livrets">
          <text:list-item>
            <text:list>
              <text:list-item>
                <text:p text:style-name="P30"><text:span text:style-name="_5f_pointillés_20_gris">……………………………………………………………...</text:span></text:p>
              </text:list-item>
            </text:list>
          </text:list-item>
        </text:list>
        <text:p text:style-name="P6"><text:span text:style-name="_5f_pointillés_20_gris"><text:span text:style-name="T4">………………………………………………………………….</text:span></text:span></text:p>
        <text:p text:style-name="P6"><text:span text:style-name="_5f_pointillés_20_gris"><text:span text:style-name="T4">………………………………………………………………….</text:span></text:span></text:p>
        <text:p text:style-name="P6"><text:span text:style-name="_5f_pointillés_20_gris"><text:span text:style-name="T4">………………………………………………………………….</text:span></text:span></text:p>
        <text:p text:style-name="P6"><text:span text:style-name="_5f_pointillés_20_gris"><text:span text:style-name="T4">………………………………………………………………….</text:span></text:span></text:p>
        <text:p text:style-name="P6"/>
        <text:p text:style-name="P6"/>
        <text:p text:style-name="P6"/>
        <text:list xml:id="list204853402036409" text:continue-numbering="true" text:style-name="_5f_Numérotation_20_des_20_exercices_20_livrets">
          <text:list-item>
            <text:h text:style-name="P36" text:outline-level="1"><text:span text:style-name="T16">Dans un jardin, on dessine un parterre circu­laire de diamètre 10 m. </text:span></text:h>
            <text:list>
              <text:list-item>
                <text:p text:style-name="P31">On souhaite planter, à l’intérieur de ce <text:span text:style-name="T21">parterre circulaire </text:span>des tulipes à 30 cm du bord, espacées <text:span text:style-name="T21">entre elle</text:span>s de 30 cm ou plus. Combien peut-on en planter, au maximum ?</text:p>
              </text:list-item>
            </text:list>
          </text:list-item>
        </text:list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p text:style-name="P18"><text:span text:style-name="_5f_pointillés_20_gris"><text:span text:style-name="T5">…………………………………………………………………</text:span></text:span></text:p>
        <text:list xml:id="list204854444321570" text:continue-numbering="true" text:style-name="_5f_Numérotation_20_des_20_exercices_20_livrets">
          <text:list-item>
            <text:h text:style-name="_5f_Titre_20_d_27_exercices_20_livret_20_sans_20_titre_20_avec_20_num_20_exo" text:outline-level="1"><text:s/><text:span text:style-name="T17">On souhaite entourer, avec du grillage, un jardin carré de 24 m de côté, en laissant une ou­verture de 4 m de large. Le grillage choisi coûte 15 € le mètre. Quel sera le prix à payer ?</text:span></text:h>
          </text:list-item>
        </text:list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8"><text:span text:style-name="_5f_pointillés_20_gris"><text:span text:style-name="T4">…………………………………………………………………</text:span></text:span></text:p>
        <text:p text:style-name="P20"><text:span text:style-name="_5f_pointillés_20_gris"><text:span text:style-name="T5">…………………………………………………………………</text:span></text:span></text:p>
        <text:p text:style-name="P21"><text:span text:style-name="_5f_pointillés_20_gris"><text:span text:style-name="T5">…………………………………………………………………</text:span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OpenSymbol1" svg:font-family="OpenSymbol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fo:text-align="start" style:justify-single-word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 style:writing-mode="lr-tb">
        <style:tab-stops/>
      </style:paragraph-properties>
      <style:text-properties fo:color="#b38d19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2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traine-toi" style:family="text">
      <style:text-properties fo:color="#808080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/>
    </style:style>
    <style:style style:name="Enonce_5f_Niv2" style:display-name="Enonce_Niv2" style:family="text">
      <style:text-properties fo:color="#0066ff" loext:opacity="100%" style:font-name="Bitstream Vera Sans3" fo:font-family="'Bitstream Vera Sans'" style:font-style-name="Gras" style:font-family-generic="swiss" style:font-pitch="variable" fo:font-size="9pt" fo:font-weight="bold" officeooo:rsid="0019262b" fo:background-color="transparent" style:font-size-asian="10.5pt" loext:padding-left="0.079cm" loext:padding-right="0.101cm" loext:padding-top="0cm" loext:padding-bottom="0cm" loext:border="none" loext:shadow="none"/>
    </style:style>
    <style:style style:name="_5f_Numéros_20_second_20_de_20_s_27_entraîner" style:display-name="_Numéros second de s'entraîner" style:family="text">
      <style:text-properties fo:color="#000000" loext:opacity="100%" fo:font-size="9pt" fo:text-shadow="none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2b2b2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  <style:text-properties officeooo:paragraph-rsid="0178baa2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1" fo:font-size="11pt" fo:font-style="normal" fo:font-weight="bold" officeooo:rsid="01f05ba6" officeooo:paragraph-rsid="0178baa2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78baa2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19.5cm" fo:page-height="27cm" style:num-format="1" style:print-orientation="portrait" fo:margin-top="0.801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09cm" style:color="#004586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blanche" style:page-layout-name="Mpm10" style:next-style-name="Left_20_Page"/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7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8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</text:span><text:span text:style-name="MT1">ér</text:span><text:span text:style-name="MT1">ie </text:span><text:span text:style-name="MT1">1</text:span></text:p></draw:text-box></draw:frame><draw:line text:anchor-type="paragraph" draw:z-index="9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4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5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</text:span><text:span text:style-name="MT1">ér</text:span><text:span text:style-name="MT1">ie </text:span><text:span text:style-name="MT1">1</text:span></text:p></draw:text-box></draw:frame><draw:line text:anchor-type="paragraph" draw:z-index="6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6"><text:s text:c="15"/><text:span text:style-name="MT2">Périmètres </text:span>: <text:span text:style-name="MT2">Problèmes</text:span> </text:p>
      </style:header>
      <style:footer>
        <text:h text:style-name="MP7" text:outline-level="1"><text:span text:style-name="MT2">Périmètres</text:span> : <text:span text:style-name="MT2">Problèmes</text:span>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8"><draw:path text:anchor-type="paragraph" draw:z-index="17" draw:name="Shape1_2" draw:style-name="Mgr1" draw:text-style-name="MP1" svg:width="4.329cm" svg:height="2.24cm" svg:x="-1.799cm" svg:y="-0.816cm" svg:viewBox="0 0 4330 2241" svg:d="M0 2241l3984-288c209-15 363-168 345-342l-170-1611h-4159z"><text:p/></draw:path><text:span text:style-name="MT2"><text:s text:c="13"/>Périmètres </text:span>: <text:span text:style-name="MT2">Problèmes</text:span> </text:p>
      </style:header>
      <style:footer>
        <text:h text:style-name="MP9" text:outline-level="1"><text:span text:style-name="MT2">Périmètres</text:span> : <text:span text:style-name="MT2">Problèmes</text:span>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T8H45M40S</meta:editing-duration>
    <meta:editing-cycles>116</meta:editing-cycles>
    <meta:generator>LibreOffice/7.0.0.3$Linux_X86_64 LibreOffice_project/8061b3e9204bef6b321a21033174034a5e2ea88e</meta:generator>
    <dc:date>2021-01-21T20:48:52.721302856</dc:date>
    <meta:document-statistic meta:table-count="1" meta:image-count="0" meta:object-count="0" meta:page-count="3" meta:paragraph-count="104" meta:word-count="389" meta:character-count="3620" meta:non-whitespace-character-count="3190"/>
    <meta:template xlink:type="simple" xlink:actuate="onRequest" xlink:title="cahier_M" xlink:href="../cahier_M.ott" meta:date="2020-12-21T12:40:50.778118149"/>
  </office:meta>
</office:document-meta>
</file>